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uble_20_Dot" svg:stroke-color="#ff0000" draw:fill="none" draw:fill-color="#ffffff" fo:min-height="0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7.59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.896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975cm" svg:height="0.8cm" svg:x="7.725cm" svg:y="3.3cm">
          <draw:text-box>
            <text:p text:style-name="P1"><text:span text:style-name="T1">w_h : </text:span><text:span text:style-name="T1">隠れ</text:span><text:span text:style-name="T1">層の重み</text:span></text:p>
          </draw:text-box>
        </draw:frame>
        <draw:frame draw:style-name="gr2" draw:text-style-name="P3" draw:layer="layout" svg:width="2.3cm" svg:height="1.736cm" svg:x="0.7cm" svg:y="6.986cm">
          <draw:text-box>
            <text:p><text:span text:style-name="T1">data</text:span></text:p>
          </draw:text-box>
        </draw:frame>
        <draw:line draw:style-name="gr3" draw:text-style-name="P4" draw:layer="layout" svg:x1="9.9cm" svg:y1="4.1cm" svg:x2="9.9cm" svg:y2="5.4cm">
          <text:p/>
        </draw:line>
        <draw:line draw:style-name="gr3" draw:text-style-name="P4" draw:layer="layout" svg:x1="2.1cm" svg:y1="7.4cm" svg:x2="7.8cm" svg:y2="7.4cm">
          <text:p/>
        </draw:line>
        <draw:frame draw:style-name="gr4" draw:text-style-name="P5" draw:layer="layout" svg:width="0.775cm" svg:height="0.7cm" svg:x="8.125cm" svg:y="7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9.5cm" svg:y="5.4cm">
          <draw:text-box>
            <text:p><text:span text:style-name="T2">y</text:span></text:p>
          </draw:text-box>
        </draw:frame>
        <draw:frame draw:style-name="gr5" draw:text-style-name="P3" draw:layer="layout" svg:width="7.7cm" svg:height="1.356cm" svg:x="10.3cm" svg:y="11.044cm">
          <draw:text-box>
            <text:p><text:span text:style-name="T1">y_h = tanh(data</text:span><text:span text:style-name="T1">・</text:span><text:span text:style-name="T1">w_h+b_h)</text:span></text:p>
          </draw:text-box>
        </draw:frame>
        <draw:custom-shape draw:style-name="gr6" draw:text-style-name="P7" draw:layer="layout" svg:width="3.8cm" svg:height="3.809cm" svg:x="8.1cm" svg:y="5.4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01cm" svg:y1="4.126cm" svg:x2="15.401cm" svg:y2="5.426cm">
          <text:p/>
        </draw:line>
        <draw:line draw:style-name="gr3" draw:text-style-name="P4" draw:layer="layout" svg:x1="11.901cm" svg:y1="7.426cm" svg:x2="13.701cm" svg:y2="7.426cm">
          <text:p/>
        </draw:line>
        <draw:frame draw:style-name="gr4" draw:text-style-name="P5" draw:layer="layout" svg:width="0.775cm" svg:height="0.7cm" svg:x="13.626cm" svg:y="7.0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5.001cm" svg:y="5.4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3.601cm" svg:y="5.4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402cm" svg:y1="7.452cm" svg:x2="19.202cm" svg:y2="7.452cm">
          <text:p/>
        </draw:line>
        <draw:frame draw:style-name="gr4" draw:text-style-name="P5" draw:layer="layout" svg:width="0.775cm" svg:height="0.7cm" svg:x="19.127cm" svg:y="7.052cm">
          <draw:text-box>
            <text:p><text:span text:style-name="T2">x</text:span></text:p>
          </draw:text-box>
        </draw:frame>
        <draw:custom-shape draw:style-name="gr6" draw:text-style-name="P7" xml:id="id1" draw:id="id1" draw:layer="layout" svg:width="3.8cm" svg:height="3.809cm" svg:x="19.102cm" svg:y="5.452cm">
          <text:p text:style-name="P6"><text:span text:style-name="T3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cm" svg:y1="15.9cm" svg:x2="9.9cm" svg:y2="17.2cm">
          <text:p/>
        </draw:line>
        <draw:frame draw:style-name="gr4" draw:text-style-name="P5" draw:layer="layout" svg:width="0.775cm" svg:height="0.7cm" svg:x="8.125cm" svg:y="18.8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9.5cm" svg:y="17.2cm">
          <draw:text-box>
            <text:p><text:span text:style-name="T2">y</text:span></text:p>
          </draw:text-box>
        </draw:frame>
        <draw:line draw:style-name="gr3" draw:text-style-name="P4" draw:layer="layout" svg:x1="21cm" svg:y1="21.1cm" svg:x2="21cm" svg:y2="22.8cm">
          <text:p/>
        </draw:line>
        <draw:frame draw:style-name="gr5" draw:text-style-name="P3" draw:layer="layout" svg:width="7.7cm" svg:height="1.356cm" svg:x="17cm" svg:y="22.7cm">
          <draw:text-box>
            <text:p><text:span text:style-name="T1">y_o = softmax(y_h</text:span><text:span text:style-name="T1">・</text:span><text:span text:style-name="T1">w_o+b_o)</text:span></text:p>
          </draw:text-box>
        </draw:frame>
        <draw:custom-shape draw:style-name="gr6" draw:text-style-name="P7" xml:id="id2" draw:id="id2" draw:layer="layout" svg:width="3.8cm" svg:height="3.809cm" svg:x="8.1cm" svg:y="17.2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01cm" svg:y1="15.926cm" svg:x2="15.401cm" svg:y2="17.226cm">
          <text:p/>
        </draw:line>
        <draw:line draw:style-name="gr3" draw:text-style-name="P4" draw:layer="layout" svg:x1="11.901cm" svg:y1="19.226cm" svg:x2="13.701cm" svg:y2="19.226cm">
          <text:p/>
        </draw:line>
        <draw:frame draw:style-name="gr4" draw:text-style-name="P5" draw:layer="layout" svg:width="0.775cm" svg:height="0.7cm" svg:x="13.626cm" svg:y="18.8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5.001cm" svg:y="17.2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3.601cm" svg:y="17.2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402cm" svg:y1="19.252cm" svg:x2="19.202cm" svg:y2="19.252cm">
          <text:p/>
        </draw:line>
        <draw:frame draw:style-name="gr4" draw:text-style-name="P5" draw:layer="layout" svg:width="0.775cm" svg:height="0.7cm" svg:x="19.127cm" svg:y="18.852cm">
          <draw:text-box>
            <text:p><text:span text:style-name="T2">x</text:span></text:p>
          </draw:text-box>
        </draw:frame>
        <draw:custom-shape draw:style-name="gr6" draw:text-style-name="P7" draw:layer="layout" svg:width="3.8cm" svg:height="3.809cm" svg:x="19.102cm" svg:y="17.252cm">
          <text:p text:style-name="P6"><text:span text:style-name="T3">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-1.33cm -1.15cm" svg:x1="21.002cm" svg:y1="9.261cm" svg:x2="8.1cm" svg:y2="19.105cm" draw:start-shape="id1" draw:start-glue-point="8" draw:end-shape="id2" draw:end-glue-point="6" svg:d="M21002 9261v2639h-14602v7205h1700" svg:viewBox="0 0 14603 9845">
          <text:p/>
        </draw:connector>
        <draw:frame draw:style-name="gr1" draw:text-style-name="P2" draw:layer="layout" svg:width="5.574cm" svg:height="0.8cm" svg:x="13.426cm" svg:y="3.3cm">
          <draw:text-box>
            <text:p text:style-name="P1"><text:span text:style-name="T1">b_h : </text:span><text:span text:style-name="T1">隠れ層のバイアス</text:span></text:p>
          </draw:text-box>
        </draw:frame>
        <draw:frame draw:style-name="gr1" draw:text-style-name="P2" draw:layer="layout" svg:width="4.975cm" svg:height="0.8cm" svg:x="7.726cm" svg:y="15.1cm">
          <draw:text-box>
            <text:p text:style-name="P1"><text:span text:style-name="T1">w_o : </text:span><text:span text:style-name="T1">出力層の重み</text:span></text:p>
          </draw:text-box>
        </draw:frame>
        <draw:frame draw:style-name="gr1" draw:text-style-name="P2" draw:layer="layout" svg:width="5.574cm" svg:height="0.8cm" svg:x="13.427cm" svg:y="15.1cm">
          <draw:text-box>
            <text:p text:style-name="P1"><text:span text:style-name="T1">b_o : </text:span><text:span text:style-name="T1">出力層のバイアス</text:span></text:p>
          </draw:text-box>
        </draw:frame>
        <draw:custom-shape draw:style-name="gr8" draw:text-style-name="P4" draw:layer="layout" svg:width="18.2cm" svg:height="8.5cm" svg:x="5.4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8.2cm" svg:height="8.5cm" svg:x="5.4cm" svg:y="12.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12.5cm" svg:y="1.7cm">
          <draw:text-box>
            <text:p><text:span text:style-name="T4">隠れ層</text:span></text:p>
          </draw:text-box>
        </draw:frame>
        <draw:frame draw:style-name="gr9" draw:text-style-name="P8" draw:layer="layout" svg:width="3.3cm" svg:height="1cm" svg:x="12.5cm" svg:y="13.3cm">
          <draw:text-box>
            <text:p><text:span text:style-name="T4">出力層</text:span></text:p>
          </draw:text-box>
        </draw:frame>
        <draw:custom-shape draw:style-name="gr10" draw:text-style-name="P4" draw:layer="layout" svg:width="2.5cm" svg:height="8.5cm" svg:x="2.4cm" svg:y="1.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2.5cm" svg:y="1.7cm">
          <draw:text-box>
            <text:p><text:span text:style-name="T4">入力層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18T16:03:05.035862205</dc:date>
    <meta:editing-duration>PT52M37S</meta:editing-duration>
    <meta:editing-cycles>31</meta:editing-cycles>
    <meta:generator>LibreOffice/6.4.5.2$Linux_X86_64 LibreOffice_project/40$Build-2</meta:generator>
    <meta:document-statistic meta:object-count="40"/>
  </office:meta>
</office:document-meta>
</file>